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1pt" style:font-size-asian="11pt" style:font-size-complex="11pt"/>
    </style:style>
    <style:style style:name="P3" style:family="paragraph" style:parent-style-name="Standard">
      <style:text-properties fo:font-size="11pt" fo:font-weight="bold" style:font-size-asian="11pt" style:font-weight-asian="bold" style:font-size-complex="11pt" style:font-weight-complex="bold"/>
    </style:style>
    <style:style style:name="P4" style:family="paragraph" style:parent-style-name="Standard">
      <style:text-properties style:text-line-through-style="solid"/>
    </style:style>
    <style:style style:name="P5" style:family="paragraph" style:parent-style-name="Standard">
      <style:text-properties fo:color="#0066cc"/>
    </style:style>
    <style:style style:name="P6" style:family="paragraph" style:parent-style-name="Standard">
      <style:text-properties fo:color="#0066cc" fo:font-style="italic" fo:font-weight="normal" style:font-style-asian="italic" style:font-weight-asian="normal" style:font-style-complex="italic" style:font-weight-complex="normal"/>
    </style:style>
    <style:style style:name="P7" style:family="paragraph" style:parent-style-name="Standard">
      <style:text-properties fo:color="#0066cc" fo:font-style="italic" style:font-style-asian="italic" style:font-style-complex="italic"/>
    </style:style>
    <style:style style:name="P8" style:family="paragraph" style:parent-style-name="Standard">
      <style:text-properties fo:color="#ff3333" style:text-underline-style="solid" style:text-underline-width="auto" style:text-underline-color="font-color" fo:font-weight="bold" style:font-weight-asian="bold" style:font-weight-complex="bold"/>
    </style:style>
    <style:style style:name="P9" style:family="paragraph" style:parent-style-name="Standard">
      <style:text-properties fo:color="#000000"/>
    </style:style>
    <style:style style:name="P10" style:family="paragraph" style:parent-style-name="Standard">
      <style:text-properties fo:font-size="11pt" style:font-size-asian="11pt" style:font-size-complex="11pt"/>
    </style:style>
    <style:style style:name="P11" style:family="paragraph" style:parent-style-name="Standard">
      <style:text-properties fo:color="#0066cc" fo:font-style="italic" style:font-style-asian="italic" style:font-style-complex="italic"/>
    </style:style>
    <style:style style:name="P12" style:family="paragraph" style:parent-style-name="Standard">
      <style:text-properties fo:color="#ff3333"/>
    </style:style>
    <style:style style:name="T1" style:family="text">
      <style:text-properties fo:color="#0066cc"/>
    </style:style>
    <style:style style:name="T2" style:family="text">
      <style:text-properties fo:color="#0066cc" fo:font-style="italic" style:font-style-asian="italic" style:font-style-complex="italic"/>
    </style:style>
    <style:style style:name="T3" style:family="text">
      <style:text-properties fo:color="#ff420e" fo:font-style="italic" style:font-style-asian="italic" style:font-style-complex="italic"/>
    </style:style>
    <style:style style:name="T4" style:family="text">
      <style:text-properties fo:color="#ff420e" fo:font-style="italic" fo:font-weight="bold" style:font-style-asian="italic" style:font-weight-asian="bold" style:font-style-complex="italic" style:font-weight-complex="bold"/>
    </style:style>
    <style:style style:name="T5" style:family="text">
      <style:text-properties fo:color="#800000"/>
    </style:style>
    <style:style style:name="T6" style:family="text">
      <style:text-properties fo:color="#0000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RD GENERATION:</text:p>
      <text:p text:style-name="P2"/>
      <text:p text:style-name="P2">WINNING/LOSING SCENARIOS</text:p>
      <text:p text:style-name="P2"/>
      <text:p text:style-name="P2">BOTH GET 21 - DRAW</text:p>
      <text:p text:style-name="P2">BOTH &gt; 21, YOU LOSE</text:p>
      <text:p text:style-name="P2">BOTH &lt; 21, HIGHEST WINS</text:p>
      <text:p text:style-name="P2">A)&gt; 21, B) &lt; 21; B WINS</text:p>
      <text:p text:style-name="Standard"/>
      <text:p text:style-name="Standard"/>
      <text:p text:style-name="P3">HOW BLACKJACK WORKS</text:p>
      <text:p text:style-name="Standard">Check the rules of the game website. </text:p>
      <text:p text:style-name="Standard">https://bicyclecards.com/how-to-play/blackjack/#:~:text=If%20the%20dealer%20goes%20over,player%20having%20a%20lower%20total.</text:p>
      <text:p text:style-name="Standard"/>
      <text:p text:style-name="P3">GENERATE RANDOM CARDS</text:p>
      <text:p text:style-name="Standard">BUT, for aesthetics, we need to generate suits too.</text:p>
      <text:p text:style-name="Standard">But if you think about it, each card is only chosen once, so when you've chosen a 2 that's a clubs, for example, that card can no longer be chosen, so really, you would ideally change the generator to a set of elemenets from an array</text:p>
      <text:p text:style-name="Standard"/>
      <text:p text:style-name="Standard"><text:span text:style-name="T2">SOLUTION:</text:span> <text:s/>made an array with all individual cards, then used math.random*array.lenght, then used math.floor of that, and put that inside array[], and made that into a variable. This pulled out the various cards at random (once you refreshed the page). </text:p>
      <text:p text:style-name="Standard"/>
      <text:p text:style-name="P3">BUTTON ACTIVATION</text:p>
      <text:p text:style-name="Standard">now you need to create a button to activate this, without having to refresh the page. so that would probably be within a function so the function runs every time you press the button. </text:p>
      <text:p text:style-name="Standard"><text:span text:style-name="T2">SOLUTION:</text:span> created a button within a div (id random card); with the onclick for function randomCardTwo() and the wording 'DEAL CARD'. then formatted in CSS. Activating the button ran randomCardTwo() and with each press, a card appears in the console. </text:p>
      <text:p text:style-name="Standard"/>
      <text:p text:style-name="P3">NO DUPLICATE CARDS </text:p>
      <text:p text:style-name="Standard">Also, you need to know how to draw a card from the array and once that card is drawn, it's removed from the pack draw it again. This doesn't matter so much for blackjack, but if you build a game like solitaire for instance, its essential to the game so you might as well learn the skill now. <text:s text:c="2"/>NOTE*: you can add this functionality to the 'button activation' once you learn it above. </text:p>
      <text:p text:style-name="Standard"><text:span text:style-name="T2">SOLUTION:</text:span><text:span text:style-name="T1"> </text:span>in the randomcardtwo() function I made two variables, randomCardPullOne and <text:s/>randomCardPullTwo. <text:s/>And used the Math .random and .floor functions on both of them to draw cards out of the cardSuits array. <text:s/>Then I used an IF/ELSE statement. If the two cards are the same, then run the card generation function again, else display the two cards. So the function will run again and again until the cards are different, then the result will be displayed. </text:p>
      <text:p text:style-name="Standard"/>
      <text:p text:style-name="P1">FIRST TWO CARDS. </text:p>
      <text:p text:style-name="Standard">We need to generate a firstCard and a secondCard from the array which shouldn't be too difficult; that should be firstCard = GenerateCard(). The first card will need to be generated and popped out of the array and then the second card needs to be generated (and again, popped out), and the results returned, then these can be accessed by the document.getElementById and inserted into the your cards field. <text:s/>And you can generate the sum at the same time (this might not be necessary though; its like having a digital clock on an analogue clock.)<text:span text:style-name="T3"> </text:span><text:span text:style-name="T4">Note*</text:span><text:span text:style-name="T3"> You might not need to pop the cards out of the array, just find a way to avoid generating duplicate cards. Maybe store the values somewhere; perhaps in another array? If you can't return the numbers outside of the array, then use the new array in your functions as a list of cards that are duplicates; so any cards that are in that particular array will cause the card generation functions to re-run until alternative cards (non-duplicates) are found. </text:span></text:p>
      <text:p text:style-name="P6">SOLUTION:</text:p>
      <text:p text:style-name="Standard">Now for the player cards we get a slightly more complex problem. <text:s/>We could a) get a duplicate, or b) get either card that is already on the table; i.e. that the dealer has already revealed. </text:p>
      <text:p text:style-name="Standard">We can probably use the logical or operator. i.e. <text:s text:c="3"/>if (yourCardOne === yourCardTwo | | myCardArray...... (ok this is more difficult than I thought)</text:p>
      <text:p text:style-name="Standard"/>
      <text:p text:style-name="Standard">I think we need to return the values in the dealer hand and then create a new variable (outsidnamed with the dealer card function. <text:s/></text:p>
      <text:p text:style-name="Standard"/>
      <text:p text:style-name="Standard">So here it is.... inside the random</text:p>
      <text:p text:style-name="P6">SOLUTION FOR RESULTS INVOLVING CARD PULLS OF ACES AND FACES:</text:p>
      <text:p text:style-name="Standard">Ok... so found the code... there's no need to use the 'return' command...</text:p>
      <text:p text:style-name="Standard">So we had 'let sum1 = math.floor etc'</text:p>
      <text:p text:style-name="Standard">'let sum2 = math.floor etc'</text:p>
      <text:p text:style-name="Standard">let card1 = math.ceil (sum1/4)</text:p>
      <text:p text:style-name="Standard">let card2 = math.ceil (sum2/4)</text:p>
      <text:p text:style-name="Standard">console.log(sum1) <text:s/></text:p>
      <text:p text:style-name="Standard">console.log(sum2)</text:p>
      <text:p text:style-name="Standard">so we can see the actual card which is generated in terms of position number</text:p>
      <text:p text:style-name="Standard">the use the if/else statements for each case</text:p>
      <text:p text:style-name="Standard">if (card1 &gt; 10){card1=10} so all face cards will be given the value of 10, and </text:p>
      <text:p text:style-name="Standard">if (card1 &lt; 2){card1 = 11}so all aces will be given the value of 11</text:p>
      <text:p text:style-name="Standard">console.log(card1)</text:p>
      <text:p text:style-name="Standard">console.log(card2)</text:p>
      <text:p text:style-name="Standard">console logging to check that no 1's or numbers &gt;10 show up in our results and if that's fine we're good to go. </text:p>
      <text:p text:style-name="Standard"/>
      <text:p text:style-name="Standard"/>
      <text:p text:style-name="Standard">CARD IMAGES -2 </text:p>
      <text:p text:style-name="Standard">So here is a code I found on YT for generating random images. Things might get pretty hard though, I don't know. </text:p>
      <text:p text:style-name="Standard"/>
      <text:p text:style-name="P8">HTML: </text:p>
      <text:p text:style-name="Standard">&lt;img id="cards" src="back.png" width="100px"; height="143px";&gt;</text:p>
      <text:p text:style-name="Standard"/>
      <text:p text:style-name="P8">JavaScript</text:p>
      <text:p text:style-name="Standard">let images = ["1.png", "2.png", "3.png", "4.png"];</text:p>
      <text:p text:style-name="Standard">let imagesLength = images.length;</text:p>
      <text:p text:style-name="Standard">let randomNumber = Math.random(); </text:p>
      <text:p text:style-name="Standard">randomNumber = randomNumber*imagesLength; <text:s/><text:span text:style-name="T1">(I.e Math.random()*images.length)</text:span></text:p>
      <text:p text:style-name="Standard">randomNumber = Math.floor(randomNumber); <text:s text:c="2"/><text:span text:style-name="T1">(i.e. Math.floor(Math.random()*Images.length)</text:span></text:p>
      <text:p text:style-name="Standard">let chooseImage = images[randomNumber];</text:p>
      <text:p text:style-name="Standard">cards.src = chooseImage</text:p>
      <text:p text:style-name="Standard"/>
      <text:p text:style-name="P7">The issue with this is that I'm going to have to rename all of the images in the array. But I wonder if I can pull out the numbers at the same time and apply them to another variable. </text:p>
      <text:p text:style-name="Standard"/>
      <text:p text:style-name="Standard">Will have to check other sites to see if this is a common solution and also alter the JS code a bit. </text:p>
      <text:p text:style-name="Standard"/>
      <text:p text:style-name="Standard">So yes; you can simplify the code as below and it works:</text:p>
      <text:p text:style-name="Standard"/>
      <text:p text:style-name="P5">let images = ["1.png", "2.png", "3.png", "4.png"];</text:p>
      <text:p text:style-name="P5">let randomNumber = Math.floor(Math.random()*images.length); <text:s/><text:span text:style-name="T6">(this is the equivalent of sum1 and sum2 in the main javascript)</text:span></text:p>
      <text:p text:style-name="P5">let chooseImage = images[randomNumber];</text:p>
      <text:p text:style-name="P5">cards.src = chooseImage</text:p>
      <text:p text:style-name="P5"/>
      <text:p text:style-name="Standard">Now the thing to figure out is if you can also pull out numbers from the .</text:p>
      <text:p text:style-name="P7">SOLUTION</text:p>
      <text:p text:style-name="Standard">Ok... in the end I had to rename all of the array elements from [1,2,3....,52] to [1.png, 2.png, 3.png,.........,52.png]</text:p>
      <text:p text:style-name="Standard">then instead of using sum1 = cardSuit[<text:span text:style-name="T1">Math.floor(Math.random()*icardSuit.length)</text:span>]</text:p>
      <text:p text:style-name="Standard">we can just use sum1 = <text:span text:style-name="T1">Math.floor(Math.random()*icardSuit.length)</text:span></text:p>
      <text:p text:style-name="Standard">I didn't realize that with the first one we were actually drawing the element as a number as opposed to the numerical location in the array.</text:p>
      <text:p text:style-name="Standard">The second way chooses exactly that, the position and returns it as a number. Which you can then convert to the allowed values of the game ( 1-11)</text:p>
      <text:p text:style-name="Standard">then we were able to use the above method to actually draw out each card by its properties into the cardn.src, where 'n' is a position on the card table. </text:p>
      <text:p text:style-name="Standard"/>
      <text:p text:style-name="P1">CARDVALUES,</text:p>
      <text:p text:style-name="P4">With the generated random cards being named 'number-suit', you will need to somehow <text:s/>match the card names with the actual value associated with that card. <text:s/>So you might have to get a function where the number part of each array element is shown to correspond with the numeric value of the card. Something like for all a-s, where 'a' is an integer, and 's' is the suit, a=value of card. That value can then be used by getElementById; and used to calculate the sum of card values so far, and determine what actions can be taken next. <text:span text:style-name="T5">NO LONGER NEEDED.</text:span> </text:p>
      <text:p text:style-name="Standard"/>
      <text:p text:style-name="P1">CARD IMAGES</text:p>
      <text:p text:style-name="Standard">So, you've worked out how to flip the card backs to images with the add card button, but you need to know how to reveal subsequent cards, so for every time you hit the add-card button you need the adjacent card (to the last revealed card) to be revealed. and on top of that, that card image needs to correspond to the selected card that you generate using the addCard() function. <text:s/>Obviously the first to cards need this action also. <text:s/>Think more on this because it might be more complex than currently think. <text:s/></text:p>
      <text:p text:style-name="P7">SOLUTION: first part :</text:p>
      <text:p text:style-name="Standard">There might be away around this. <text:s/>Just realized that you can set the image element to have an onclick=”function()” inside of it and when you click the image it will run the function. <text:s/>So, instead of generating a new card using the 'add card' button, which had the onclick="nextCardYou()" command, I transferred that command into the image element in HTML, clicked the image, and the exact same result occurred as if I had pressed the add card button. So now, I can just apply that feature to 'ALL' of the remaining cards and they will all flip and will all put out the sum associated with the new card. <text:s/>EXCELLENT. So we can remove the ADD CARD button. </text:p>
      <text:p text:style-name="Standard"/>
      <text:p text:style-name="Standard"><text:span text:style-name="T2">SOLUTION: second part:</text:span> So that was done above by using chooseImage1 = cardSuits[cardOne]</text:p>
      <text:p text:style-name="Standard">where cardOne = (randomly generated number). So the randomly generated is used to select the array index that matches the generated number, and so chooseimage1 is the image which is at the index position of the randomly generated number. <text:s/>So when you want to show that image, you just do element-id.src = chooseimage1 and the image matching the generated number will appear in the html. </text:p>
      <text:p text:style-name="Standard"/>
      <text:p text:style-name="Standard"/>
      <text:p text:style-name="Standard"/>
      <text:p text:style-name="Standard"/>
      <text:p text:style-name="Standard"/>
      <text:p text:style-name="Standard"/>
      <text:p text:style-name="Standard">DUPLICATE NUMBERS. </text:p>
      <text:p text:style-name="Standard">This step involves ensuring that no duplicates are in the table array and hence no duplicate cards are pulled (since we are only using one pack). We have to decide where the duplicate finding mechanism operates within the function. The basic behaviour will be to try to push the randomly generated element to the table array; and if the element already exists in the array, then we will re-run the function until such time that the pushed element is 'not' a duplicate within the table array. </text:p>
      <text:p text:style-name="Standard"/>
      <text:p text:style-name="Standard">The end of the code might be like, if (duplicate = true){ function nextCardYouX()}, where X is just the card position. This is good because you don't need to use a specific order. <text:s/>It gives the illusion that there's a definitely generated downturned card. </text:p>
      <text:p text:style-name="Standard"/>
      <text:p text:style-name="Standard">Strangely enough; you could just generate 9 cards to fill the spaces. And then use functions to reveal those cards and once you click a button. <text:s/>EVEN better; show the backs of the first two cards. Make the opacity of the other four cards zero; then when you reveal the first two cards, use the function to make the opacity 100 of the card to the right of the two, so its back appear. <text:s/>Then you can click on it to reveal. <text:s/>I think that's a more authentic way, because then the cards are not laid out first. <text:s/>So you can do this before attempting to find duplicates. </text:p>
      <text:p text:style-name="Standard"/>
      <text:p text:style-name="Standard">OTHER WAYS OF SUMMING. </text:p>
      <text:p text:style-name="Standard">You could send the value of the sum in each function to an array – actually, if you pop the card to the array, then you can sum the value associated with each card; but I don't know that's possible. </text:p>
      <text:p text:style-name="Standard">So create one array for the dealer and the other array for the player. <text:s/><text:span text:style-name="T2">DONE (arrays made)</text:span></text:p>
      <text:p text:style-name="Standard"><text:span text:style-name="T2">ALTERNATIVE SOLUTION – posted the below code: </text:span></text:p>
      <text:p text:style-name="Standard"><text:span text:style-name="T2"/></text:p>
      <text:p text:style-name="P9">dealerArray.push(sumPlus)</text:p>
      <text:p text:style-name="P9">console.log(dealerArray)</text:p>
      <text:p text:style-name="P9">const sumb = dealerArray.reduce((partialSum, a) =&gt; partialSum + a, 0);</text:p>
      <text:p text:style-name="P9">console.log(sumb)</text:p>
      <text:p text:style-name="P9">document.getElementById("dealer-sum-el").value = sumb</text:p>
      <text:p text:style-name="P9"/>
      <text:p text:style-name="P9">The whole process is, cardPlus is the random index generation; sumPlus is the actual card value. </text:p>
      <text:p text:style-name="P9">Then we dealerArray.push(sumPlus) to the next position in the dealer Array. Then the code I found (in red) creates a variable, sumb, which has the operation of reducing the dealer Array with its current integer values, which it sums up. <text:s/>Then that 'sumb' value is returned to the input box in the HTML via document.getElement, where the value is sumb. <text:s/></text:p>
      <text:p text:style-name="P9"/>
      <text:p text:style-name="Standard"/>
      <text:p text:style-name="P7">TRICK FOR ARRAY PUSHING</text:p>
      <text:p text:style-name="Standard">So all I did was create two arrays; dealerArray and playerArray both containing no elements</text:p>
      <text:p text:style-name="Standard">Then at the end of the each function I do a playerArray.push(sum1) or with dealerArray</text:p>
      <text:p text:style-name="Standard">and that pushes the randomly generated calculated sum into the array, then used the document.GEBId('display-id').value = playerArray line, which displays the contents of the array (the pushed random values) into the input field on the page. <text:s/>You don't need += because with each card the new sum is pushed to the array and that is what is recorded in the display, separated as they are in the ARRAY. <text:s/>So that's DONE.... the arrays are dropped into the display area, so now you just need to know how to sum the values of the array and that can be stuck into the sum display. </text:p>
      <text:p text:style-name="Standard"/>
      <text:p text:style-name="Standard">BOOK: highlights – page 533: </text:p>
      <text:p text:style-name="Standard">It might actually be better to use an OBJECT because you can't have two properties with the same name in an object and since the names of your cards are 1.png, 2.png,..........,45.png... etc they are UNIQUE which is what makes an OBJECT different from an ARRAY. <text:s/>So I guess you could send the cardOne, cardTwo stuff to an OBJECT and if it's rejected get the card generation function to run again until a non-<text:tab/>duplicate is found. NO NEED FOR THIS. </text:p>
      <text:p text:style-name="Standard"/>
      <text:p text:style-name="Standard"/>
      <text:p text:style-name="Standard">Next steps: </text:p>
      <text:p text:style-name="Standard"/>
      <text:p text:style-name="Standard">PREVENTING DUPLICATE DEALT CARDS</text:p>
      <text:p text:style-name="Standard"/>
      <text:p text:style-name="Standard"/>
      <text:p text:style-name="Standard"/>
      <text:p text:style-name="Standard"/>
      <text:p text:style-name="Standard">SORTING ORDER OF CARD CLICKS ALLOWABLE</text:p>
      <text:p text:style-name="Standard">Dealer start</text:p>
      <text:p text:style-name="Standard">You Start</text:p>
      <text:p text:style-name="Standard">cards, 3,4,5,6</text:p>
      <text:p text:style-name="Standard">stand</text:p>
      <text:p text:style-name="Standard"/>
      <text:p text:style-name="Standard">Final message: <text:s/>this will be in the DEALER REVEAL FUNCTION(you could eventually put mid-game messages)</text:p>
      <text:p text:style-name="P2">WINNING/LOSING SCENARIOS</text:p>
      <text:p text:style-name="P2"/>
      <text:p text:style-name="P2">BOTH GET 21 - DRAW</text:p>
      <text:p text:style-name="P2">BOTH &gt; 21, YOU LOSE</text:p>
      <text:p text:style-name="P2">BOTH &lt; 21, HIGHEST WINS</text:p>
      <text:p text:style-name="P2">A)&gt; 21, B) &lt; 21; B WINS</text:p>
      <text:p text:style-name="Standard"/>
      <text:p text:style-name="Standard">Ok. FOUND A GLITCH</text:p>
      <text:p text:style-name="Standard">You shouldn't be able to stand UNTIL you have dealt your cards. So you need a function that only allows the stand function to work, IF, you've already dealt. </text:p>
      <text:p text:style-name="Standard"/>
      <text:p text:style-name="Standard"/>
      <text:p text:style-name="P12">Problem: dealer cards can be dealt endlessly; adding to the dealerArray and summing all the values; it's supposed to just stop after the first click. </text:p>
      <text:p text:style-name="P7">SOLUTION: </text:p>
      <text:p text:style-name="Standard">introduced this code in the function; </text:p>
      <text:p text:style-name="Standard">if (dealerArray.length &lt; 2){ run the entire function within this condition}</text:p>
      <text:p text:style-name="Standard">after the begin game button was pressed once it can't be activated again. </text:p>
      <text:p text:style-name="Standard"/>
      <text:p text:style-name="Standard">So now I can apply it to all of the other cards. <text:s/>I think that it had something to do with creating a variable inside the function without var or let because, apparently, that makes the variable <text:s/>(dealerArray for example) available outside of the function. </text:p>
      <text:p text:style-name="Standard"/>
      <text:p text:style-name="P12">Problem; first player cards can be dealt endlessly like dealer cards. </text:p>
      <text:p text:style-name="P7">SOLUTION: </text:p>
      <text:p text:style-name="Standard">Similar solution – here's the code. <text:s/>if (dealerArray.length &gt; 1 &amp;&amp; playerArray &lt; 3)</text:p>
      <text:p text:style-name="Standard">If the game hasn't started the function can't be activated because the length of the dealer array isn't greater than 1. The second part of the code ensures that the function cannot be activated <text:s/>if the player array length is equal to or greater than 2. Since, after the first activation the player array length is 2, the function can no longer be activated. </text:p>
      <text:p text:style-name="Standard"/>
      <text:p text:style-name="Standard">Other issues: Cards 2 to 6 will have the same issues; no limits on activation of function; AND, activation prior to dealer hand and player's beginning hand. </text:p>
      <text:p text:style-name="Standard">So I think the solutions need to be: if playerArray.length &gt; cardposition – 1 &amp;&amp; playerArray.length &lt; cardposition +1 { run current function}</text:p>
      <text:p text:style-name="P7">SOLUTION: </text:p>
      <text:p text:style-name="Standard">So this one works for card3 - <text:s/>if (dealerArray.length &gt; 1 &amp;&amp; playerArray.length &gt; 1 &amp;&amp; playerArray.length &lt; 3) { run function}</text:p>
      <text:p text:style-name="Standard">So dealer array length must always be at least 2, and play array length must be at least the number of dealt player cards, but not greater than that number +1. </text:p>
      <text:p text:style-name="Standard"/>
      <text:p text:style-name="Standard"/>
      <text:p text:style-name="Standard"><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05-04T18:31:50.72</meta:creation-date>
    <dc:date>2022-05-10T01:39:22.15</dc:date>
    <meta:editing-duration>P1DT16H43M36S</meta:editing-duration>
    <meta:editing-cycles>32</meta:editing-cycles>
    <meta:generator>OpenOffice/4.1.11$Win32 OpenOffice.org_project/4111m1$Build-9808</meta:generator>
    <meta:document-statistic meta:table-count="0" meta:image-count="0" meta:object-count="0" meta:page-count="1" meta:paragraph-count="128" meta:word-count="2467" meta:character-count="14365"/>
  </office:meta>
</office:document-meta>
</file>